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1" svg:font-family="'Courier New'" style:font-adornments="Regular"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P2" style:family="paragraph" style:parent-style-name="Footer">
      <style:text-properties fo:language="en" fo:country="IN"/>
    </style:style>
    <style:style style:name="P3" style:family="paragraph" style:parent-style-name="Heading_20_1">
      <style:paragraph-properties fo:text-align="justify" style:justify-single-word="false" fo:break-before="page"/>
      <style:text-properties fo:language="en" fo:country="IN"/>
    </style:style>
    <style:style style:name="P4" style:family="paragraph" style:parent-style-name="Heading_20_2">
      <style:paragraph-properties fo:text-align="justify" style:justify-single-word="false"/>
      <style:text-properties fo:language="en" fo:country="IN"/>
    </style:style>
    <style:style style:name="P5" style:family="paragraph" style:parent-style-name="Heading_20_3">
      <style:paragraph-properties fo:text-align="justify" style:justify-single-word="false"/>
      <style:text-properties fo:language="en" fo:country="IN"/>
    </style:style>
    <style:style style:name="P6" style:family="paragraph" style:parent-style-name="Heading_20_4">
      <style:paragraph-properties fo:text-align="justify" style:justify-single-word="false"/>
      <style:text-properties fo:language="en" fo:country="IN"/>
    </style:style>
    <style:style style:name="P7" style:family="paragraph" style:parent-style-name="Standard">
      <style:paragraph-properties fo:text-align="justify" style:justify-single-word="false"/>
      <style:text-properties fo:language="en" fo:country="IN"/>
    </style:style>
    <style:style style:name="P8" style:family="paragraph" style:parent-style-name="Standard">
      <style:paragraph-properties fo:text-align="justify" style:justify-single-word="false"/>
      <style:text-properties fo:color="#2e74b5" loext:opacity="100%" style:font-name="Calibri Light" fo:font-size="16pt" fo:language="en" fo:country="IN" style:font-size-asian="16pt" style:font-name-complex="Mangal" style:font-size-complex="16pt"/>
    </style:style>
    <style:style style:name="P9" style:family="paragraph" style:parent-style-name="Standard">
      <style:paragraph-properties fo:margin-left="0.635cm" fo:margin-right="0cm" fo:text-align="justify" style:justify-single-word="false" fo:text-indent="0cm" style:auto-text-indent="false"/>
      <style:text-properties fo:language="en" fo:country="IN"/>
    </style:style>
    <style:style style:name="P10" style:family="paragraph" style:parent-style-name="List_20_Paragraph" style:list-style-name="WWNum86">
      <style:paragraph-properties fo:text-align="justify" style:justify-single-word="false"/>
      <style:text-properties fo:language="en" fo:country="IN"/>
    </style:style>
    <style:style style:name="P11" style:family="paragraph" style:parent-style-name="List_20_Paragraph" style:list-style-name="WWNum1">
      <style:paragraph-properties fo:text-align="justify" style:justify-single-word="false"/>
      <style:text-properties fo:language="en" fo:country="IN"/>
    </style:style>
    <style:style style:name="P12" style:family="paragraph" style:parent-style-name="List_20_Paragraph" style:list-style-name="WWNum2">
      <style:paragraph-properties fo:text-align="justify" style:justify-single-word="false"/>
      <style:text-properties fo:language="en" fo:country="IN"/>
    </style:style>
    <style:style style:name="P13" style:family="paragraph" style:parent-style-name="List_20_Paragraph" style:list-style-name="WWNum87">
      <style:paragraph-properties fo:text-align="justify" style:justify-single-word="false"/>
      <style:text-properties fo:language="en" fo:country="IN"/>
    </style:style>
    <style:style style:name="P14" style:family="paragraph" style:parent-style-name="List_20_Paragraph" style:list-style-name="WWNum3">
      <style:paragraph-properties fo:margin-left="0.635cm" fo:margin-right="0cm" fo:text-align="justify" style:justify-single-word="false" fo:text-indent="-0.635cm" style:auto-text-indent="false"/>
      <style:text-properties fo:language="en" fo:country="IN"/>
    </style:style>
    <style:style style:name="T1" style:family="text">
      <style:text-properties fo:color="#8496b0" loext:opacity="100%" fo:font-size="12pt" fo:letter-spacing="0.106cm" style:font-size-asian="12pt" style:font-size-complex="12pt"/>
    </style:style>
    <style:style style:name="T2" style:family="text">
      <style:text-properties fo:color="#8496b0" loext:opacity="100%" fo:font-size="12pt" style:font-size-asian="12pt" style:font-size-complex="12pt"/>
    </style:style>
    <style:style style:name="T3" style:family="text">
      <style:text-properties fo:color="#323e4f" loext:opacity="100%"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Introduction</text:h>
      <text:p text:style-name="P7">The world of internet is progressing towards making individuals’ life easier to live. It does so by means of various appliances, gadgets and online services by which an individual can either take his products to the world or get benefitted by the ones provided online by others. In the shopping world too, the benefits are realized by society, where not only customers are happy buying their needs online at competitive prices but merchants also are able to reach to very large volume of customers and hence able to register large profits through big volume turnover.</text:p>
      <text:p text:style-name="P7">Retail shopping portals provide customers an ability to choose their products from among thousands of options available and make them buy these online with hassle free home deliveries. They also provide ability to return some goods if not found suitable to one’s choice. Retail giants are offering lucrative discounts and cash back options in order to be ahead of their competitors. Merchants can do so because they have reached to the remotest customer in the region who has access to internet, which makes them deal with huge volume of goods. So gaining even a smallest margin per unit of sale enables them to earn huge profit figures. Sharing some portion of their gains with customers helps increasing the customer satisfaction which in turn results into increase of customer base as well as customer affinity further and this cycle continues.</text:p>
      <text:p text:style-name="P7">Along with these “e” initiatives the parallel initiatives such as “curbside” are also picking up well. A person can place an order to a third party agency through their mobile app/website, mentioning the name of the retail outlet/mall(s) of choice and, can receive his/her package on the way home by roadside “curbside” outlet. He saves significant time in finding closer parking for his car, spending few hours together in the mall as well as in the billing line every day/week/month and still have control on what is he buying and from where he wishes to buy.</text:p>
      <text:p text:style-name="P7">The most important benefit of both these initiatives is, “lot of valuable time” that a person can save which he can spend on “better things”.</text:p>
      <text:p text:style-name="P7">Growth of such initiatives clearly indicates that customer’s convenience is playing major role in growth of e initiative as well as hybrid initiative. The notion of “Time is money” for a customer is really playing very well for the merchants. Any innovations which will add value to the customer convenience are going to be the key to the profound success in retail business.</text:p>
      <text:p text:style-name="P7">It is giving rise to tougher competitions. Though competitions are posing bigger challenges in front of merchants, they are benefitting customers, as they are getting more options to choose from. They can carefully compare the prices being offered by different competitors and choose their supplier based on the lowest price offers for the desired brands. </text:p>
      <text:p text:style-name="P7">Merchants are making all efforts, to get their existing customers remain associated with them for any of their shopping needs. But due to price wars and competitive quality of service customers may not be in a position to appreciate the affinity with a single merchant.</text:p>
      <text:h text:style-name="P4" text:outline-level="2"><text:soft-page-break/>Online selling Trends</text:h>
      <text:p text:style-name="P7">Shopping portals are primarily of two kinds: the ones which are launched by merchants themselves and responsible for attracting and retaining customer base in order to remain in the market. In this case the extent to which benefits can be provided are based on how well the merchant is financially doing, how is he/ she managing his overheads and what is his appetite to face the brutal price competition.</text:p>
      <text:p text:style-name="P7">The second category of portals is the ones which are launched by some third party organizations (example: Amazon, Alibaba) and provide online platform for merchants across the region to promote the sale of their goods using it. In this case the benefits to customers are provided by merchants who are hosting their products on the online platform and the owner of hosting platform earn their money by charging some commission from merchants for enabling their business on the hosted platform.</text:p>
      <text:p text:style-name="P7">The self-hosted portals, incur considerable additional expenses as they have to manage the IT services behind the online portal, in addition to their actual business. But they have a better opportunity to create their brand proposition, as they are known by their portal name. Also they are free to make necessary decisions related to way of business execution such as pricing, offers, payment schemes, customer shopping rules, organization of products through a different look and feel etc..</text:p>
      <text:p text:style-name="P7">Third party portals on the other hand enable even smaller merchants to take their products to the masses and thus help upcoming businesses/product/services to grow faster using third party shopping platform and infrastructure. The merchant platforms such as AMAZON, ALIBABA, FLIPKART etc. have made many unknown merchants reach to the remotest customers in the region, which would otherwise have never been possible for these merchants to take their offerings to such a vast customer-base. Customers on the other hand buy products from these online portals due to lot of reputation associated with them. This results into these online stores getting more and more popularity but brand name of the actual merchants selling on these gets shadowed by the brand name of the third party platform on which they are running the business. Also they can run only those shopping schemes which are provided by hosting platform. </text:p>
      <text:p text:style-name="P7">Regardless of adoption of either category of online shopping, just reaching to vast volume of customers is obviously not enough. Effective policies should be in place by a merchant so that </text:p>
      <text:list xml:id="list1318760993" text:style-name="WWNum86">
        <text:list-item>
          <text:p text:style-name="P10">Customers should be attracted to buy products from his/her shopping store.</text:p>
        </text:list-item>
        <text:list-item>
          <text:p text:style-name="P10">Once bought customer should think of visiting again to the same merchant for any future shopping. <text:s/></text:p>
        </text:list-item>
      </text:list>
      <text:p text:style-name="P7">Materialization of a customer to a merchant will be the result of</text:p>
      <text:list xml:id="list789711775" text:style-name="WWNum1">
        <text:list-item>
          <text:p text:style-name="P11">Lot of advertisements/brand building efforts/promotional campaigns to establish themselves in the market as a brand</text:p>
        </text:list-item>
        <text:list-item>
          <text:p text:style-name="P11">Continuous efforts of attracting <text:s/>new customers <text:s/>and engaging them by offering good quality products at competitive prices </text:p>
        </text:list-item>
        <text:list-item>
          <text:p text:style-name="P11">Ensure pleasant shopping experience by various means such as effective categorization and vast range of products to select from, better user experience through quicker selection <text:soft-page-break/>of preferred products/remembering customer preferences, collaboration with secured payment <text:s/>instruments (credit card providers, PayPal, apple pay etc.) to provide attractive payment options </text:p>
        </text:list-item>
        <text:list-item>
          <text:p text:style-name="P11">Value added service such as returning of products, faster deliveries etc.</text:p>
        </text:list-item>
        <text:list-item>
          <text:p text:style-name="P11">Lucrative loyalty programs attracting customers to shop from the same merchant.</text:p>
        </text:list-item>
        <text:list-item>
          <text:p text:style-name="P11">Customer’s earlier buying experience with the same merchant.</text:p>
        </text:list-item>
      </text:list>
      <text:p text:style-name="P7">Among the above mentioned contributors of successful business, the last contributor is a result of all earlier contributors.; i.e. Unless customer gets good quality service from a ‘well known’ merchant ,at a discounted price he may not be fully satisfied with the merchant.</text:p>
      <text:p text:style-name="P7">In order to get a customer into habit of buying products always from same merchant, gathering of his multiple experiences with same merchant is the key to the success. Merchants are spending hell lot of money just for this purpose.</text:p>
      <text:p text:style-name="P7">A concrete step towards building multiple good experiences with a merchant is to sell good quality products/services so as to enable customer consider same merchant when same products/services are needed. Consider a portal selling vegetables and fruits (bigbasket.com). If a customer gets good quality fresh vegetables and fruits from a merchant he would surely go back to same merchant next time. This is how long term affiliation can be built between merchant and his customers.</text:p>
      <text:p text:style-name="P7">But merely selling good quality products alone may not ensure customers’ long term association as</text:p>
      <text:list xml:id="list1417328637" text:style-name="WWNum2">
        <text:list-item>
          <text:p text:style-name="P12">Multiple merchants may be selling good quality products.</text:p>
        </text:list-item>
        <text:list-item>
          <text:p text:style-name="P12">Branded products have established quality standards. So customer may not see any advantage of buying them from a specific merchant instead of other.</text:p>
        </text:list-item>
      </text:list>
      <text:p text:style-name="P7">So is there any magical selling approach which can ensure repetitive and continuous association of customers with the same merchant? We have already learnt in the marketing principles that the road to increase business is to first generate and then accelerate the ‘Need’ for certain product or service. Need for a specific product or service is closely associated with the lifecycle in which that product or service is consumed.</text:p>
      <text:p text:style-name="P7">In retail/FMCG world customer’s buying patterns are driven by the type of products and services they are willing to avail, and their periodicity of need.</text:p>
      <text:h text:style-name="P4" text:outline-level="2">Buying Patterns</text:h>
      <text:p text:style-name="P7">When we consider patterns in customer buying of their needs, primarily two buying trends emerge out based on their need patterns.</text:p>
      <text:h text:style-name="P5" text:outline-level="3">Instantaneous Buying</text:h>
      <text:p text:style-name="P7">Some of the customer needs are spontaneous. They arise either due to change of lifestyle or triggered by some incident or occasion. Example: Customer start buying a perfume of specific brand when he/she grows younger; Customer buying a new headphone when his earlier one breaks down OR he wishes to upgrade to a latest one OR he/she wishes to gift it to someone.</text:p>
      <text:p text:style-name="P7"><text:soft-page-break/>Customer buys a new mobile handset as a result of breakdown of earlier one OR he/she wishes to upgrade to a newer version with more speed and capabilities.</text:p>
      <text:p text:style-name="P7">Customer buys furniture when he is fed up of using the existing one OR it is broken OR it does not match the new colour scheme/theme which he/she has adopted for his house OR when he buys a new house.</text:p>
      <text:p text:style-name="P7">Due to spontaneity of need and its trigger/event based nature, periodicity of buying such products is not fixed. Usually products purchased in instantaneous buying patterns last longer/used for relatively longer period. Next time when buying the product under same category, customer’s choice may have changed due to changing trends. Example: A customer who had bought a Nokia Lumia phone (Windows based) may want to opt for an Android phone, as it is currently more popular and then try for some other brand. Similar behaviour may be observed while buying fashion apparels (Jeans, trousers etc.).</text:p>
      <text:p text:style-name="P7">Along with periodicity and choice, customer’s association with merchant may also change. Customer may not buy the product from the same merchant every time. This is mainly because he/she is not buying ‘exact same’ product which he/she has bought earlier. He/she will first surf available product catalogues provided by different merchants, compare prices and then decide from which merchant the product should be purchased. For non-branded/trivial products where price variations are huge, lowest offered price is usually most significant determination factor. Even for branded ones relatively lower prices does make a significant difference. </text:p>
      <text:p text:style-name="P7">Thus customer’s association with merchant for buying a product is less ‘planned/determined’ and more ‘instantaneous’ in nature. Customer approaches merchant where he/she likes the product, makes his purchase and walks away. There is no commitment from either side that purchase of same/related/similar product next time will be done by that customer from the same merchant.</text:p>
      <text:p text:style-name="P7">As customer’s affinity towards a specific merchant cannot be ensured in sale of these type of products, the main revenue/profit determination factor for the merchant is the volume of sale of these items. Once a customer purchases a product from the merchant, instead of tracking the same customer for the probability of him/her coming back to same merchant next time, the merchant focuses on acquiring <text:s/>more and more customers so that overall volume turnover of sale will increase(at least remains constant). Though by offering lucrative discounts/cash back offers as well as ensuring sale of good quality products, merchants try to create an opportunity for gaining more and more customers. Of course the wish is always to ensure turning of same customers back repeatedly, there is no science by which the same can be assured and predicted. <text:s/></text:p>
      <text:h text:style-name="P6" text:outline-level="4">Challenges</text:h>
      <text:p text:style-name="P7"/>
      <text:p text:style-name="P7">Such an ‘Instantaneous’ nature of business poses multiple challenges in front of merchants. </text:p>
      <text:p text:style-name="P7">The first and foremost challenge is to keep the business in a predictable state. Merely increasing customer base for some period does not suffice the need as such as growth may be temporary/unpredictable/short lived. A merchant would be considered to be doing bad if an average customer who has purchased some products from him/her in past does not turn up <text:soft-page-break/>again to the same merchant. So even if merchant’s business is growing due to acquisition of new customers, its stability will always be a question mark, if some percent of earlier customer do not come back to him.</text:p>
      <text:p text:style-name="P7">Second challenge is associated with keeping control on offered prices by controlling expenses and waste. Merely making efforts to gain new customers does not enable merchant build precise business forecasts, because probable new customers are in thin air and it is impossible to predict if they will really materialize. There may be even tougher challenges associated with demand per product due to varying customer density as well as varying needs from new coming customers for each product across geographies, periods and demography. For example customer base in cities prefer different product brands than those in small towns. Moreover due to difference in usage patterns the consumption is different. </text:p>
      <text:p text:style-name="P7">Unpredictable demands <text:s/>for each of the product adversely impact procurement of goods, inventory management, operating expenses and may lead to either customer dissatisfaction due to ‘out of stock’ kind of situations OR lot of wastage due to demand decay resulting into expiries of batches of goods. Discounted prices for each of these products are determined based on certain demand predictions and assuming assured revenue/profits. Such an unpredictability shatters these assumptions and ultimately may result into vast underperforming of business on revenue and profit fronts. Unpredictable demand also significantly impacts operating expense per unit of goods, as utilization of resources such storage space, electricity charges, expenses on operating staff, expenses related to delivery of goods as part of supply chain etc. are <text:s/>impossible to optimize in case of unpredictable demands. <text:s/></text:p>
      <text:p text:style-name="P7">Different merchants try different options to circumvent around this problem of variable/unpredictable demand. Some may prefer to manage their own stock of inventory using some statistical analysis of historical demand information. Some try out “Just In Time” strategy where they collaborate with regional/local/on site retailers and fulfil local orders through them. In turn the local retailers pay them commission for awarding business. </text:p>
      <text:p text:style-name="P7">In first approach the ‘per item’ net profit is inefficient due to inability to control wastages, operating expenses and product pricing.</text:p>
      <text:p text:style-name="P7">In second approach merchants rely on the local retailers for inventories being managed by them, quality of the goods as well as services provided by them. They in turn gain much less gain as compared to first approach because they themselves are not dealing with suppliers in wholesale but rather selling items which are purchased by their regional counterparts. As the regional purchases are negligible in volume (as volume is sufficient just to take care of regional needs), the purchase price per unit of goods is much higher as compared to first approach. Also the reputation is at risk as there is no control on which batch of goods is delivered to end customers by regional merchants. Customers may turn furious if they receive products close to their end of life (approaching expiry). Benefit of this approach is saving of inventory cost, transportation as well as zero accountability of wastages.</text:p>
      <text:p text:style-name="P7">These challenges are much bigger due to their wider reach. They use sophisticated analytics tools to predict the consumption based on historical trends. Though these predictions may provide higher probability of getting closer to the reality but there is no assurance of them <text:soft-page-break/>meeting the reality because nature of business is instantaneous and there is no guarantee that a customer once made purchase from a merchant will come back again to him/her.</text:p>
      <text:p text:style-name="P7">Another challenge is to determine the right price of every product being sold in order to ensure predictable gain. Due to turnover of huge volume of goods, even if a single penny is earned on a unit as profit, it yields millions at the end of a day. The same is inversely true if single penny per unit is lost.</text:p>
      <text:h text:style-name="P6" text:outline-level="4">Pricing</text:h>
      <text:p text:style-name="P7">Price of a product is mainly driven by its demand (against all its substitutes) as well as many other factors such as</text:p>
      <text:list xml:id="list3776786901" text:style-name="WWNum3">
        <text:list-item>
          <text:p text:style-name="P14">Cost incurred (in addition to purchase price of a product) to sell product in market (fixed + variable cost)</text:p>
        </text:list-item>
        <text:list-item>
          <text:p text:style-name="P14">Price offered by competitor merchants.</text:p>
        </text:list-item>
        <text:list-item>
          <text:p text:style-name="P14">Price/Demand of substitute products</text:p>
        </text:list-item>
        <text:list-item>
          <text:p text:style-name="P14">Price/Demand of its complimentary products</text:p>
        </text:list-item>
        <text:list-item>
          <text:p text:style-name="P14">Geographic +demographic aspect determining purchasing power and perceptions of buyer population</text:p>
        </text:list-item>
      </text:list>
      <text:p text:style-name="P7">Considering “demand” as the primary factor driving offer price, see the following problem for illustration.</text:p>
      <text:p text:style-name="P7">If product X has breakeven price (purchase price +costs per unit) of 50 Rs. and MRP as 110 Rs., in order to ensure profit of 100,000 Rs. On sale of X, at what price it should be sold?</text:p>
      <text:p text:style-name="P7">In order to solve one should know the “demand forecast” for product X. If expected demand is 2000 units, then offered price should be 100 Rs. so that.</text:p>
      <text:p text:style-name="P7">2000*100 – 2000*50 = 2000*50 = 100000 Rs.</text:p>
      <text:p text:style-name="P7">Whereas if expected demand is 4000 then price should be reduced to 75 Rs.</text:p>
      <text:p text:style-name="P7">4000*75 – 4000*50=4000*25=100000 Rs.</text:p>
      <text:p text:style-name="P7">Now if the forecasting system predicts demand of 4000, based on which unit price is determined as 75 Rs. and actual sale is 3000 units then profit is reduced to 75000 Rs (which is 25% less than forecasted profit)</text:p>
      <text:p text:style-name="P7">3000*75 -3000*50=3000*25=75000 Rs. </text:p>
      <text:p text:style-name="P7">If market is very volatile, and merchants are unable to predict demand, they face real challenges in determining prices. The price per unit that they have offered(with some discounts) , anticipating certain sales growth in coming months may turn loss making as the predicated growth did not happen but the cost being constant.</text:p>
      <text:p text:style-name="P7">In case of shopping malls they offer the prices based on the geography where they are located. In areas having majority of wealthy people, charging too low price may negatively impact sale as buyers can start suspecting on the quality of products, which are sold at cheaper prices. On the contrary if prices with heavy discounts are not offered in the areas where blue collared people are living, it may negatively impact the sale.</text:p>
      <text:p text:style-name="P7"><text:soft-page-break/>Online shopping sites may not have this luxury of charging different prices in different geographies because the same site is accessible from all locations. Some of them provide the option of selecting the state/city before initiating any purchase just for this purpose. But in my opinion such as regionalized pricing approach is not scalable.</text:p>
      <text:p text:style-name="P7">When a competitor merchant drops price of a product, others have to introspect their versions of offer price of the same product, else there is a likelihood of lowest price offering merchant will pull away customers from all.</text:p>
      <text:p text:style-name="P7">When price of substitute of a product (competitor products) goes up it may positively impact its demand. This is because price hike of a substitute may cause reduction in its demand, and with the assumption of constant customer base for a product, the reduction in substitute’s demand may turn as increase in the demand of that product. Thus price of substitutes also plays a major role in price determination.</text:p>
      <text:p text:style-name="P7">Similarly when price of its compliment of a product goes up it may result into reduction in demand of a product. This is because if people are into habits of buying a pair/group of compliment products, increase in price of one may cause customer think of not buying/buying lesser quantity of the whole group/pair. For example: Increase in price of a cereal/corn flakes may reduce demand of milk too.</text:p>
      <text:p text:style-name="P7">All factors discussed above contribute to determination of price being offered to customers. As and when these factors keep changing the offered price keep moving between breakeven price and MRP.</text:p>
      <text:p text:style-name="P7">In reality it is extremely difficult to predict customer behaviour in volatile market situation. Their buying decisions are impacted by inflation, change of taste, offers by competitors, branding/performance of substitute products etc. In instantaneous world it is extremely difficult to keep offering prices which can keep customers bound to the same merchants.</text:p>
      <text:h text:style-name="P5" text:outline-level="3">Periodic Buying</text:h>
      <text:p text:style-name="P7"/>
      <text:p text:style-name="P7">If we do a deeper introspection on the range of products being consumed by an average customer for his/her routine use it can be realized that large range of products is repeatedly required by customers and their type, brand, quantity and usage frequency is predictable. Example: toothpaste is required every month (numbers depending on family size), milk is required daily, washing and body soaps are required in some quantity every month, medicines are required at a prescribed time periods, Protein supplements are required in a prescribed quantity every month, tea/coffee, spices, food items, shaving blades, diapers, mouthwash, dry fruits, biscuits/cookies, corn flakes etc. etc. The list is very long.</text:p>
      <text:p text:style-name="P7">Needless to say, their consumption pattern and hence buying pattern is almost predictable. Each product may have its own consumption frequency.</text:p>
      <text:p text:style-name="P7">Example: In my family I consume two Miswak toothpastes, one 200 gm Taj Mahal tea pack,3 packs(10 in each) of Huggies diapers for my baby,4 lux soaps, half kg of rice, half kg of lentil, two body sprays,2 bottles of Dove shampoo,1 Kg sugar,…. Etc. </text:p>
      <text:p text:style-name="P7">Other characteristic of periodically needed products is that brand preferences per person/family are usually fixed and rarely change OR they change over a relatively longer <text:soft-page-break/>duration. Typically people do less experiments with items related to their daily consumption and health and hence their preferences vary rarely.</text:p>
      <text:p text:style-name="P7">If you apply the same rule for health associated products such as protein drinks/health supplements, medicines, medicated oils, skin creams, hair dye and certain range of health related products such as diapers you will see that it follows exact same behaviour as described above.</text:p>
      <text:p text:style-name="P7">In retail/medicine world there is more probability and likelihood of buying a package of periodic needs from the same merchant and at fixed intervals. Variations is each of their prices across competitors have lesser impact on buyer’s pocket (but can cause impact at package level) and hence people do lesser scrutiny while choosing a merchant for buying these type of products. Of course It should not make merchant take his/her customers granted for an assured business. They should have policies in place which should influence customers to buy more and more items from them and for longer duration.</text:p>
      <text:p text:style-name="P7">Hence there is a more likelihood of retaining customer affinity in case of products exhibiting periodic buying patterns. So in addition to increasing volume of sale by acquiring new customers merchant can concentrate on efforts to retain existing customers in such category of products.</text:p>
      <text:p text:style-name="P7">If you introspect range of all products that you are using in your daily life and categorize them down into ‘Randomness (Preference &amp; Periodicity) of purchase’ and ‘Fixed (Preference and Periodicity) of Purchase’, you will realize that it has a significant proportion of the products which have been periodically bought by you and of the same brand and quantity for each period. <text:s/></text:p>
      <text:p text:style-name="P7">If a merchant compares the impact of demand predictions in managing inventory, operating expense decisions thereby determining right offer price per unit in products exhibiting periodic buying pattern, he will realize that the percentage of precision is way higher as compared to products exhibiting random/instantaneous buying pattern (and hence random selection of merchants). This is because a customer buying two Colgate toothpaste a month will continue buying the same volume every month and probably buy them from same merchant. Also for all such FMCG needs he will probably buy the whole package of periodically needed goods from the same merchant (if he sees considerable advantage in buying the same from a specific merchant).</text:p>
      <text:p text:style-name="P7">In other words you can say that existing periodic buyer may remain associated with same products and with same merchants for much longer duration, if treated precisely on his/her desires. Hence their future demand of those products from the same merchant is not just a prediction but it is real. <text:s text:c="3"/></text:p>
      <text:p text:style-name="P7">The scope of this analysis is to focus on the trading of products which exhibit periodic buying pattern and study how their business by means of subscription not only benefits the merchants but also helps maximize gains of the customers.</text:p>
      <text:h text:style-name="P4" text:outline-level="2">Summary</text:h>
      <text:p text:style-name="P7"/>
      <text:p text:style-name="P7"><text:soft-page-break/>We have seen so far that customer convenience is playing major role in increasing business for the merchant. We have also seen that ability to sell online has made merchant reach the farthest customer in the region. This is the golden opportunity for every merchant to leverage on this huge customer base and increase business manifold. But as many merchants have already been doing it, it has resulted into rigorous competition. The opportunity of gaining a new customer every minute/hour will saturate very soon as there are finite number of customers <text:s/>in a region and number of merchants are increasing every day. So such a business growth may not be sustainable for a long period. <text:s/></text:p>
      <text:p text:style-name="P7">Imagine the money to be invested in inventory, logistics/distribution, marketing, customer satisfaction initiatives etc. etc. while setting up an online instantaneous shopping business. Such a huge investment on one side and the race to offer products at minimum price on the other side, will soon turn this ‘opportunity’ into a ‘risk proposition’ for any newly arriving merchants.</text:p>
      <text:p text:style-name="P7">If it is so, then what will be the next war? It is surely going to be toward an approach to retain existing customers associated with a merchant…So we have begun this analysis through this document.</text:p>
      <text:p text:style-name="P7">As we have analysed above there are large number of products in everyday usage which have fixed periodicity of consumption. Brand preferences of each of these products for a customer also remain fixed for very long duration. This product range is providing excellent opportunity to attract customer to get into a long term agreement with merchant and keep receiving them at defined periodicities. This is the “Subscription Business Model” that we will be discussing now onwards. But before that let’s first take out all our doubts /concerns related to this long period association centric subscription model.</text:p>
      <text:list xml:id="list3892682823" text:style-name="WWNum87">
        <text:list-item>
          <text:p text:style-name="P13">How is this business model different that standard instantaneous business model that we discussed earlier? Can the same be applied to subscription approach?</text:p>
        </text:list-item>
        <text:list-item>
          <text:p text:style-name="P13">Why will a customer get into long term agreement (subscription contract) with same merchant for his/her periodic needs?</text:p>
        </text:list-item>
        <text:list-item>
          <text:p text:style-name="P13">What factors will determine a preferred merchant for a customer?</text:p>
        </text:list-item>
        <text:list-item>
          <text:p text:style-name="P13">Even if customer decides to buy few products periodically from a merchant, why should he/she not go to other merchant for other periodic needs? What will motivate him/her buy most (all) of periodic needs from same merchant?</text:p>
        </text:list-item>
        <text:list-item>
          <text:p text:style-name="P13">Suppose a customer gets into long term agreement with a merchant for all his/her periodic needs and completes agreement period, will he/she renew is agreement with same merchant? Why?</text:p>
        </text:list-item>
        <text:list-item>
          <text:p text:style-name="P13">If a customer gets attracted to subscribe for a set of products at a merchant, because they are offered at attractive /discounted prices, will these prices remain same during full subscription period? Can a merchant affords to commit offer price for a product to its subscribers? How?</text:p>
        </text:list-item>
        <text:list-item>
          <text:p text:style-name="P13">Can customer makes changes to his subscription content (add items/remove items/cancel subscription early/extend subscription period etc.)?</text:p>
        </text:list-item>
        <text:list-item>
          <text:p text:style-name="P13">How can merchant organize business so that customer retentions and renewals can be ensured without incurring any losses to him/her?</text:p>
        </text:list-item>
        <text:list-item>
          <text:p text:style-name="P13">How can merchant optimize on costs front so that he/she can make this business more and more lucrative for the customers?</text:p>
        </text:list-item>
        <text:list-item>
          <text:p text:style-name="P13"><text:soft-page-break/>What business expansion measures that merchant can adopt so that he will keep gaining new customers as well as minimize customer churning?</text:p>
        </text:list-item>
        <text:list-item>
          <text:p text:style-name="P13">What intelligent indicators/ metrics will alert merchant on probable losses/increased churning/increased cost etc.?</text:p>
        </text:list-item>
      </text:list>
      <text:p text:style-name="P9">I hope that these questions have generated adequate curiosity to think over subscription business approach. Now let’s dig deeper into it. </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1" svg:font-family="'Courier New'" style:font-adornments="Regular"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style:contextual-spacing="false" fo:text-indent="0cm" style:auto-text-indent="false"/>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Index_20_Link" style:display-name="Index Link"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7" style:display-name="ListLabel 37"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fo:font-weight="normal" style:font-weight-asian="normal"/>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2" style:display-name="ListLabel 2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3" text:bullet-char="-">
        <style:list-level-properties text:list-level-position-and-space-mode="label-alignment">
          <style:list-level-label-alignment text:label-followed-by="listtab" fo:text-indent="-0.635cm" fo:margin-left="3.175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38"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format="a" style:num-letter-sync="true" text:start-value="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MP2" style:family="paragraph" style:parent-style-name="Footer">
      <style:text-properties fo:language="en" fo:country="IN"/>
    </style:style>
    <style:style style:name="MT1" style:family="text">
      <style:text-properties fo:color="#8496b0" loext:opacity="100%" fo:font-size="12pt" fo:letter-spacing="0.106cm" style:font-size-asian="12pt" style:font-size-complex="12pt"/>
    </style:style>
    <style:style style:name="MT2" style:family="text">
      <style:text-properties fo:color="#8496b0" loext:opacity="100%" fo:font-size="12pt" style:font-size-asian="12pt" style:font-size-complex="12pt"/>
    </style:style>
    <style:style style:name="MT3" style:family="text">
      <style:text-properties fo:color="#323e4f" loext:opacity="100%" fo:font-size="12pt" style:font-size-asian="12pt" style:font-size-complex="12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3"><text:page-number text:select-page="current">9</text:page-number></text:span><text:span text:style-name="MT3"><text:s/>| </text:span><text:span text:style-name="MT3"><text:page-count style:num-format="1">10</text:page-count></text:span></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Introduction</dc:title>
    <dc:date>2020-10-03T16:11:11.709427733</dc:date>
    <meta:editing-duration>P0D</meta:editing-duration>
    <meta:editing-cycles>1</meta:editing-cycles>
    <meta:generator>LibreOffice/7.0.1.2$MacOSX_X86_64 LibreOffice_project/7cbcfc562f6eb6708b5ff7d7397325de9e764452</meta:generator>
    <meta:document-statistic meta:table-count="0" meta:image-count="0" meta:object-count="0" meta:page-count="10" meta:paragraph-count="104" meta:word-count="4558" meta:character-count="28357" meta:non-whitespace-character-count="23894"/>
    <meta:template xlink:type="simple" xlink:actuate="onRequest" xlink:title="" xlink:href="../../doc1.odm" meta:date="2020-10-03T16:13:11.701299302"/>
  </office:meta>
</office:document-meta>
</file>